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>
        <presentation:sound xlink:href="../docs/Programme/OpenOffice.org1.1.0/share/gallery/sounds/roman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Standard-sub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9.539cm" fo:min-width="0cm" fo:padding-top="0cm" fo:padding-bottom="0cm" fo:padding-left="0cm" fo:padding-right="0cm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3.336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27cm" fo:min-width="0cm" fo:padding-top="0cm" fo:padding-bottom="0cm" fo:padding-left="0cm" fo:padding-right="0cm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true" draw:auto-grow-width="false" fo:min-height="11.964cm" fo:min-width="0cm" fo:padding-top="0cm" fo:padding-bottom="0cm" fo:padding-left="0cm" fo:padding-right="0cm" draw:shadow="hidden" draw:shadow-color="#808080"/>
    </style:style>
    <style:style style:name="pr5" style:family="presentation" style:parent-style-name="Standard-title">
      <style:graphic-properties draw:fill-color="#ffffff" fo:min-height="3.494cm"/>
    </style:style>
    <style:style style:name="pr6" style:family="presentation" style:parent-style-name="Standard-outline1">
      <style:graphic-properties draw:fill-color="#ffffff" fo:min-height="11.964cm"/>
    </style:style>
    <style:style style:name="pr7" style:family="presentation" style:parent-style-name="Standard-notes">
      <style:graphic-properties draw:fill-color="#ffffff" fo:min-height="13.336cm"/>
    </style:style>
    <style:style style:name="pr8" style:family="presentation" style:parent-style-name="Standard-outline1">
      <style:graphic-properties draw:fill-color="#ffffff" fo:min-height="3.216cm"/>
    </style:style>
    <style:style style:name="pr9" style:family="presentation" style:parent-style-name="Standard-outline1">
      <style:graphic-properties draw:fill-color="#ffffff" fo:min-height="2.216cm"/>
    </style:style>
    <style:style style:name="P1" style:family="paragraph">
      <style:paragraph-properties fo:margin-left="1.199cm" fo:margin-right="0cm" fo:text-align="center" text:enable-numbering="false" fo:text-indent="-0.6cm"/>
    </style:style>
    <style:style style:name="P2" style:family="paragraph">
      <style:paragraph-properties fo:margin-left="1.199cm" fo:margin-right="0cm" fo:text-align="center" text:enable-numbering="false" fo:text-indent="-0.6cm" style:writing-mode="lr-tb"/>
      <style:text-properties fo:font-size="32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start" text:enable-numbering="false" fo:text-indent="0cm"/>
    </style:style>
    <style:style style:name="P5" style:family="paragraph">
      <style:paragraph-properties fo:margin-left="0cm" fo:margin-right="0cm" fo:text-align="start" text:enable-numbering="false" fo:text-indent="0cm" style:writing-mode="lr-tb"/>
      <style:text-properties fo:font-size="24pt"/>
    </style:style>
    <style:style style:name="P6" style:family="paragraph">
      <style:paragraph-properties fo:margin-left="1.199cm" fo:margin-right="0cm" fo:text-indent="-0.9cm"/>
    </style:style>
    <style:style style:name="P7" style:family="paragraph">
      <style:paragraph-properties fo:margin-left="1.199cm" fo:margin-right="0cm" fo:text-indent="-0.9cm" style:writing-mode="lr-tb"/>
      <style:text-properties fo:font-size="22pt"/>
    </style:style>
    <style:style style:name="P8" style:family="paragraph">
      <style:paragraph-properties fo:margin-left="2.398cm" fo:margin-right="0cm" fo:text-indent="-0.798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199cm" fo:margin-right="0cm" fo:text-align="center" text:enable-numbering="false" fo:text-indent="-0.9cm"/>
    </style:style>
    <style:style style:name="P11" style:family="paragraph">
      <style:paragraph-properties fo:margin-left="3.598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FaktorZehn" draw:style-name="dp1" draw:master-page-name="Standard" presentation:presentation-page-layout-name="AL1T0" draw:id="id1">
        <office:forms form:automatic-focus="false" form:apply-design-mode="false"/>
        <draw:frame presentation:style-name="pr1" draw:text-style-name="P2" draw:layer="layout" svg:width="23.649cm" svg:height="9.539cm" svg:x="3.101cm" svg:y="5.71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Faktor-IP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Workshop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Geschäftsfunktionen &amp; Constraint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26.2. &amp; 27.2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 draw:id="id2">
        <office:forms form:automatic-focus="false" form:apply-design-mode="false"/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2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4.535cm" svg:height="10.279cm" svg:x="3.232cm" svg:y="2.853cm" draw:page-number="2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2T1" draw:id="id3">
        <office:forms form:automatic-focus="false" form:apply-design-mode="false"/>
        <draw:rect draw:style-name="gr1" draw:layer="layout" svg:width="21.5cm" svg:height="1cm" svg:x="3.5cm" svg:y="5.8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3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4.535cm" svg:height="10.279cm" svg:x="3.232cm" svg:y="2.853cm" draw:page-number="3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 draw:id="id4">
        <office:forms form:automatic-focus="false" form:apply-design-mode="false"/>
        <draw:rect draw:style-name="gr1" draw:layer="layout" svg:width="21.5cm" svg:height="1cm" svg:x="3.5cm" svg:y="9.1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4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4.535cm" svg:height="10.279cm" svg:x="3.232cm" svg:y="2.853cm" draw:page-number="4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Constraint-Typen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Invarianten</text:p>
              </text:list-item>
            </text:list>
            <text:list text:style-name="L3">
              <text:list-item>
                <text:list>
                  <text:list-item>
                    <text:p text:style-name="P8">Einschränkungen auf den erlaubten Zustand eines oder mehrerer Objekt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varianten müssen <text:span text:style-name="T5">immer</text:span> erfüllt sein. Immer heißt in diesem Zusammenhang vor und nach der Ausführung einer Geschäftstransaktion.</text:p>
                  </text:list-item>
                </text:list>
              </text:list-item>
            </text:list>
            <text:list text:style-name="L3">
              <text:list-item>
                <text:p text:style-name="P6">Preconditions</text:p>
              </text:list-item>
            </text:list>
            <text:list text:style-name="L3">
              <text:list-item>
                <text:list>
                  <text:list-item>
                    <text:p text:style-name="P8">Bedingungen, die eines oder mehrere Objekte erfüllen müssen, damit eine Methode/Geschäftstransaktion ausgeführt werden darf.</text:p>
                  </text:list-item>
                </text:list>
              </text:list-item>
            </text:list>
            <text:list text:style-name="L3">
              <text:list-item>
                <text:p text:style-name="P6">Postconditions</text:p>
              </text:list-item>
            </text:list>
            <text:list text:style-name="L3">
              <text:list-item>
                <text:list>
                  <text:list-item>
                    <text:p text:style-name="P8">Bedingungen, die nach der Ausführung einer Methode erfüllt sein müss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Verwendung von Constraints</text:p>
          </draw:text-box>
        </draw:frame>
        <draw:frame presentation:style-name="pr6" draw:layer="layout" svg:width="11.54cm" svg:height="11.964cm" svg:x="3.034cm" svg:y="6.284cm" presentation:class="outline">
          <draw:text-box>
            <text:list text:style-name="L3">
              <text:list-item>
                <text:p text:style-name="P10"><text:span text:style-name="T6">Auskunft</text:span></text:p>
              </text:list-item>
            </text:list>
            <text:list text:style-name="L3">
              <text:list-item>
                <text:p text:style-name="P6">Welche Selbstbehalte sind möglich? <text:line-break/></text:p>
              </text:list-item>
            </text:list>
            <text:list text:style-name="L3">
              <text:list-item>
                <text:p text:style-name="P6">In welchem Bereich muss die Versicherungsumme liegen?<text:line-break/></text:p>
              </text:list-item>
            </text:list>
            <text:list text:style-name="L3">
              <text:list-item>
                <text:p text:style-name="P6">Kann eine bestimmte Deckung zu einem Vertrag hinzugefügt werden?</text:p>
              </text:list-item>
            </text:list>
            <text:list text:style-name="L3">
              <text:list-item>
                <text:p text:style-name="P6">Wieviel Monate darf der Versicherungsbeginn in der Zukunft liegen?</text:p>
              </text:list-item>
            </text:list>
          </draw:text-box>
        </draw:frame>
        <draw:frame presentation:style-name="pr6" draw:layer="layout" svg:width="11.54cm" svg:height="11.964cm" svg:x="15.152cm" svg:y="6.284cm" presentation:class="outline">
          <draw:text-box>
            <text:list text:style-name="L3">
              <text:list-item>
                <text:p text:style-name="P10"><text:span text:style-name="T6">Prüfung</text:span></text:p>
              </text:list-item>
            </text:list>
            <text:list text:style-name="L3">
              <text:list-item>
                <text:p text:style-name="P6">Ist der im Vertrag vereinbarte Selbstbehalt in der Menge der erlaubten SB enthalten?</text:p>
              </text:list-item>
            </text:list>
            <text:list text:style-name="L3">
              <text:list-item>
                <text:p text:style-name="P6">Liegt die im Vertrag vereinbarte Versicherungssumme im erlaubten Bereich?</text:p>
              </text:list-item>
            </text:list>
            <text:list text:style-name="L3">
              <text:list-item>
                <text:p text:style-name="P6">Ist die Kombination der im Vertrag enthaltenen Deckungen erlaubt?</text:p>
              </text:list-item>
            </text:list>
            <text:list text:style-name="L3">
              <text:list-item>
                <text:p text:style-name="P6">Liegt Versicherungsbeginn des Vertrags im erlaubten Bereich?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draw:id="id5">
        <office:forms form:automatic-focus="false" form:apply-design-mode="false"/>
        <draw:rect draw:style-name="gr1" draw:layer="layout" svg:width="21.5cm" svg:height="1cm" svg:x="3.5cm" svg:y="10.1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5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4.535cm" svg:height="10.279cm" svg:x="3.232cm" svg:y="2.853cm" draw:page-number="7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Typisierung 1: Nach der Art der Wertemenge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Bereich</text:p>
              </text:list-item>
            </text:list>
            <text:list text:style-name="L3">
              <text:list-item>
                <text:list>
                  <text:list-item>
                    <text:p text:style-name="P8">Versicherungsumme: 0 Euro - 1 Mio Euro</text:p>
                  </text:list-item>
                </text:list>
              </text:list-item>
            </text:list>
            <text:list text:style-name="L3">
              <text:list-item>
                <text:p text:style-name="P6">Aufzählung</text:p>
              </text:list-item>
            </text:list>
            <text:list text:style-name="L3">
              <text:list-item>
                <text:list>
                  <text:list-item>
                    <text:p text:style-name="P8">Selbstbehalt: 0, 150, 300 Euro</text:p>
                  </text:list-item>
                </text:list>
              </text:list-item>
            </text:list>
            <text:list text:style-name="L3">
              <text:list-item>
                <text:p text:style-name="P6">Andere</text:p>
              </text:list-item>
            </text:list>
            <text:list text:style-name="L3">
              <text:list-item>
                <text:list>
                  <text:list-item>
                    <text:p text:style-name="P8">z. B. Alle Strings, die einem regulären Ausdruck genüge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8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Typisierung 2: Nach der Abhängigkeit der Menge der zulässigen Werte von andern Objekteigenschaften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unabhängig / konstant<text:line-break/>Die Menge der zulässigen Werte ist unabhängig von anderen Objekt-eigenschaften und damit konstant.</text:p>
              </text:list-item>
            </text:list>
            <text:list text:style-name="L3">
              <text:list-item>
                <text:p text:style-name="P6">abhängig / berechnet<text:line-break/>Die Menge der zulässigen Werte ist nicht konstant, sondern abhängig von andern Objekteigenschaften. Die für ein Attribut zulässigen Werte werden auf Basis von anderen Objekteigenschaften berechnet.<text:line-break/><text:line-break/>Beispiel<text:line-break/>Erlaubt sind die Versicherungssumme 1 &amp; 3 Mio Euro. Ist ein Selbstbehalt vereinbart, ist auch 5 Mio Euro erlaub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9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Arten abhängiger Wertebereiche (1)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Beispiel 1</text:p>
              </text:list-item>
            </text:list>
            <text:list text:style-name="L3">
              <text:list-item>
                <text:list>
                  <text:list-item>
                    <text:p text:style-name="P8">Als Versicherungssumme sind 3 und 5 Mio Euro erlaubt. Für Versicherungsnehmer, die nicht älter als 25 sind, zusätzlich noch 1 Mio.</text:p>
                  </text:list-item>
                </text:list>
              </text:list-item>
            </text:list>
            <text:list text:style-name="L3">
              <text:list-item>
                <text:p text:style-name="P6">Beispiel 2</text:p>
              </text:list-item>
            </text:list>
            <text:list text:style-name="L3">
              <text:list-item>
                <text:list>
                  <text:list-item>
                    <text:p text:style-name="P8">Versicherungssummen: 1, 3, 5 Mio Eur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lbstbehalte: 0, 150, 300 Euro</text:p>
                  </text:list-item>
                </text:list>
              </text:list-item>
            </text:list>
          </draw:text-box>
        </draw:frame>
        <draw:frame draw:style-name="gr3" draw:layer="layout" svg:width="25.857cm" svg:height="7.22cm" svg:x="1.401cm" svg:y="12.49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0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Arten abhängiger Wertebereiche (2)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Beispiel 1</text:p>
              </text:list-item>
            </text:list>
            <text:list text:style-name="L3">
              <text:list-item>
                <text:list>
                  <text:list-item>
                    <text:p text:style-name="P8">Als Versicherungssumme sind 3 und 5 Mio Euro erlaubt. Für Versicherungsnehmer, die nicht älter als 25 sind, zusätzlich noch 1 Mio.</text:p>
                  </text:list-item>
                </text:list>
              </text:list-item>
            </text:list>
            <text:list text:style-name="L3">
              <text:list-item>
                <text:p text:style-name="P6">Kann man ausschließlich als Einschränkung auf die Versicherungs-summe verstehen. Das Alter des VN ist gegeben und daraus können die erlaubten Versicherungssummen ermittelt werd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1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Arten abhängiger Wertebereiche (3)</text:p>
          </draw:text-box>
        </draw:frame>
        <draw:frame presentation:style-name="pr8" draw:text-style-name="P6" draw:layer="layout" svg:width="23.649cm" svg:height="3.216cm" svg:x="3.034cm" svg:y="6.284cm" presentation:class="outline" presentation:user-transformed="true">
          <draw:text-box>
            <text:list text:style-name="L3">
              <text:list-item>
                <text:p text:style-name="P6">Beispiel 2</text:p>
              </text:list-item>
            </text:list>
            <text:list text:style-name="L3">
              <text:list-item>
                <text:list>
                  <text:list-item>
                    <text:p text:style-name="P8">Versicherungssummen: 1, 3, 5 Mio Eur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Selbstbehalte: 0, 150, 300 Euro</text:p>
                  </text:list-item>
                </text:list>
              </text:list-item>
            </text:list>
          </draw:text-box>
        </draw:frame>
        <draw:frame draw:style-name="gr3" draw:layer="layout" svg:width="25.857cm" svg:height="7.22cm" svg:x="1.5cm" svg:y="9.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text-style-name="P6" draw:layer="layout" svg:width="23.649cm" svg:height="3.216cm" svg:x="3.035cm" svg:y="16.384cm" presentation:class="outline" presentation:user-transformed="true">
          <draw:text-box>
            <text:list text:style-name="L3">
              <text:list-item>
                <text:p text:style-name="P6">Die Werte für beide Attribute sind frei wählbar. Es handelt sich also um eine gegenseite Abhängigkeit. </text:p>
              </text:list-item>
            </text:list>
            <text:list text:style-name="L3">
              <text:list-item>
                <text:p text:style-name="P6">1 Einschränkung schränkt den Wertebereich von 2 Attributen e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2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Typisierung 3: Nach dem „Ort“ der Ablage der zulässigen Werte</text:p>
          </draw:text-box>
        </draw:frame>
        <draw:frame presentation:style-name="pr6" draw:layer="layout" svg:width="23.649cm" svg:height="12.132cm" svg:x="3.034cm" svg:y="6.284cm" presentation:class="outline" presentation:user-transformed="true">
          <draw:text-box>
            <text:list text:style-name="L3">
              <text:list-item>
                <text:p text:style-name="P6">im Modell<text:line-break/>Die zulässigen Werte sind im Modell in Form von Konstanten oder Berechnungsmethoden in den Vertrags bzw. Produktklassen festgelegt.<text:line-break/>=&gt; Definition erfolgt ausschließlich durch den Modellentwickler.</text:p>
              </text:list-item>
            </text:list>
            <text:list text:style-name="L3">
              <text:list-item>
                <text:p text:style-name="P6">in der Produktkonfiguration<text:line-break/>Die zulässigen Werte sind in den Produktbausteinen in Form von Konstanten oder Formeln festgelegt. <text:line-break/>=&gt; Definition erfolgt durch die Fachabteilung<text:line-break/><text:line-break/>Was im im Baustein konfiguriert werden kann, ist u.U. durch das Modell eingeschränkt.<text:line-break/>Im Modell könnte festgelegt sein, dass die Versicherungssumme zwischen 0 und 1 Mio sein muss. Dann kann im Baustein nicht 2 Mio definiert werd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3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Zusammenfassung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Art der Wertemenge</text:p>
              </text:list-item>
            </text:list>
            <text:list text:style-name="L3">
              <text:list-item>
                <text:list>
                  <text:list-item>
                    <text:p text:style-name="P8">Berei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ufzähl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ndere</text:p>
                  </text:list-item>
                </text:list>
              </text:list-item>
            </text:list>
            <text:list text:style-name="L3">
              <text:list-item>
                <text:p text:style-name="P6">Abhängigkeit von andern Objekteigenschaften</text:p>
              </text:list-item>
            </text:list>
            <text:list text:style-name="L3">
              <text:list-item>
                <text:list>
                  <text:list-item>
                    <text:p text:style-name="P8">unabhängig (konstant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bhängig (berechn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pezialfall: Gegenseitig abhängige Attribu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Ort der Ablage</text:p>
              </text:list-item>
            </text:list>
            <text:list text:style-name="L3">
              <text:list-item>
                <text:list>
                  <text:list-item>
                    <text:p text:style-name="P8">Modell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roduktk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Wie geht’s weiter ...</text:p>
          </draw:text-box>
        </draw:frame>
        <draw:frame presentation:style-name="pr9" draw:text-style-name="P6" draw:layer="layout" svg:width="23.649cm" svg:height="2.216cm" svg:x="3.034cm" svg:y="6.284cm" presentation:class="outline" presentation:user-transformed="true">
          <draw:text-box>
            <text:list text:style-name="L3">
              <text:list-item>
                <text:p text:style-name="P6">Demo Faktor-IPS Ist-Stand</text:p>
              </text:list-item>
            </text:list>
            <text:list text:style-name="L3">
              <text:list-item>
                <text:p text:style-name="P6">Diskussion So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5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draw:id="id6">
        <office:forms form:automatic-focus="false" form:apply-design-mode="false"/>
        <draw:rect draw:style-name="gr1" draw:layer="layout" svg:width="21.5cm" svg:height="1cm" svg:x="3.5cm" svg:y="11.2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6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4.535cm" svg:height="10.279cm" svg:x="3.232cm" svg:y="2.853cm" draw:page-number="16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Strukturregeln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tod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draw:id="id7">
        <office:forms form:automatic-focus="false" form:apply-design-mode="false"/>
        <draw:rect draw:style-name="gr1" draw:layer="layout" svg:width="21.5cm" svg:height="1cm" svg:x="3.5cm" svg:y="12.3cm">
          <text:p text:style-name="P9"/>
        </draw:rect>
        <draw:frame presentation:style-name="pr3" draw:text-style-name="P5" draw:layer="layout" svg:width="23.654cm" svg:height="1.727cm" svg:x="3.033cm" svg:y="3.24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4" draw:text-style-name="P7" draw:layer="layout" svg:width="21.099cm" svg:height="11.964cm" svg:x="4.109cm" svg:y="5.945cm" presentation:class="outline" presentation:user-transformed="true">
          <draw:text-box>
            <text:list text:style-name="L3">
              <text:list-item>
                <text:p text:style-name="P6">Geschäftsfunktionen</text:p>
              </text:list-item>
            </text:list>
            <text:list text:style-name="L3">
              <text:list-item>
                <text:list>
                  <text:list-item>
                    <text:p text:style-name="P8">Motivation &amp; Dem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Diskussion</text:p>
                  </text:list-item>
                </text:list>
              </text:list-item>
            </text:list>
            <text:list text:style-name="L3">
              <text:list-item>
                <text:p text:style-name="P6">Modellierung von Constraints: Grundlagen</text:p>
              </text:list-item>
            </text:list>
            <text:list text:style-name="L3">
              <text:list-item>
                <text:p text:style-name="P6">Constraints auf Wertebereiche von Attributen</text:p>
              </text:list-item>
            </text:list>
            <text:list text:style-name="L3">
              <text:list-item>
                <text:p text:style-name="P6">Constraints auf die Vertragsstruktur (a.k.a. Strukturregeln)</text:p>
              </text:list-item>
            </text:list>
            <text:list text:style-name="L3">
              <text:list-item>
                <text:p text:style-name="P6">Verwendung von Constraints in Geschäftsfunktionen</text:p>
              </text:list-item>
            </text:list>
          </draw:text-box>
        </draw:frame>
        <anim:par presentation:node-type="timing-root">
          <anim:par smil:begin="id7.begin">
            <anim:audio xlink:href="../docs/Programme/OpenOffice.org1.1.0/share/gallery/sounds/romans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4.535cm" svg:height="10.279cm" svg:x="3.232cm" svg:y="2.853cm" draw:page-number="18"/>
          <draw:frame presentation:style-name="pr2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5" draw:layer="layout" svg:width="23.649cm" svg:height="3.494cm" svg:x="3.034cm" svg:y="2.414cm" presentation:class="title">
          <draw:text-box>
            <text:p text:style-name="P9">Diskussionspunkte</text:p>
          </draw:text-box>
        </draw:frame>
        <draw:frame presentation:style-name="pr6" draw:layer="layout" svg:width="23.649cm" svg:height="11.964cm" svg:x="3.034cm" svg:y="6.284cm" presentation:class="outline">
          <draw:text-box>
            <text:list text:style-name="L3">
              <text:list-item>
                <text:p text:style-name="P6">Aufruf von Prüfungen in einer Geschäftsfunktion</text:p>
              </text:list-item>
            </text:list>
            <text:list text:style-name="L3">
              <text:list-item>
                <text:list>
                  <text:list-item>
                    <text:p text:style-name="P8">Darf die Funktion ausgeführt werde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ind alle Invarianten erfüll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Sind die Preconditions erfüll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Wie geht man mit Preconditions um, die in mehreren Geschäftsfunktionen erfüllt sein müssen?</text:p>
              </text:list-item>
            </text:list>
            <text:list text:style-name="L3">
              <text:list-item>
                <text:p text:style-name="P6">Wie kann man eine Teilmenge der Invarianten ausführen?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7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476cm" fo:min-width="1.992cm"/>
    </style:style>
    <style:style style:name="gr3" style:family="graphic" style:parent-style-name="standard">
      <style:graphic-properties draw:stroke="none" draw:fill="none" draw:fill-color="#ffffff" draw:auto-grow-width="true" fo:min-height="0.498cm" fo:min-width="3.185cm"/>
    </style:style>
    <style:style style:name="gr4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5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8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9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title">
      <style:graphic-properties draw:fill-color="#ffffff" draw:auto-grow-height="false" fo:min-height="3.507cm"/>
    </style:style>
    <style:style style:name="pr5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office:forms form:automatic-focus="false" form:apply-design-mode="false"/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3.493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1.963cm" svg:x="3.034cm" svg:y="6.284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13cm" svg:y="20.119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3.185cm" svg:height="0.498cm" svg:x="1.735cm" svg:y="20.108cm">
        <draw:text-box>
          <text:p text:style-name="P2"><text:span text:style-name="T1">17.2.2009</text:span></text:p>
        </draw:text-box>
      </draw:frame>
      <draw:frame draw:style-name="gr4" draw:text-style-name="P2" draw:layer="backgroundobjects" svg:width="4.101cm" svg:height="0.497cm" svg:x="13.105cm" svg:y="20.109cm">
        <draw:text-box>
          <text:p text:style-name="P11"><text:span text:style-name="T1">© Faktor Zehn AG 2008</text:span></text:p>
        </draw:text-box>
      </draw:frame>
      <draw:rect draw:style-name="gr5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6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office:forms form:automatic-focus="false" form:apply-design-mode="false"/>
      <draw:rect draw:style-name="gr5" draw:text-style-name="P1" draw:layer="backgroundobjects" svg:width="19.483cm" svg:height="1.693cm" svg:x="0cm" svg:y="0cm">
        <text:p text:style-name="P2"/>
      </draw:rect>
      <draw:frame draw:style-name="gr7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8" draw:text-style-name="P12" draw:layer="backgroundobjects" svg:x1="1.724cm" svg:y1="19.976cm" svg:x2="27.724cm" svg:y2="19.98cm">
        <text:p text:style-name="P2"/>
      </draw:line>
      <draw:rect draw:style-name="gr9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10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1" draw:text-style-name="P16" draw:layer="backgroundobjects" svg:width="4.101cm" svg:height="0.498cm" svg:x="13.101cm" svg:y="20.1cm">
        <text:p text:style-name="P17"><text:span text:style-name="T2">© Faktor Zehn AG 2008</text:span></text:p>
      </draw:rect>
      <draw:frame presentation:style-name="pr4" draw:text-style-name="P2" draw:layer="backgroundobjects" svg:width="23.645cm" svg:height="3.488cm" svg:x="3.034cm" svg:y="2.412cm" presentation:class="title">
        <draw:text-box>
          <text:p text:style-name="P2">Klicken Sie, um das Format des Titeltextes zu bearbeiten</text:p>
        </draw:text-box>
      </draw:frame>
      <draw:frame presentation:style-name="pr5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6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ktor Zehn GmbH</dc:title>
    <dc:subject>Firmenpräsentation</dc:subject>
    <meta:creation-date>2004-09-21T08:30:09</meta:creation-date>
    <dc:creator>Jan Ortmann</dc:creator>
    <dc:date>2009-02-18T19:07:55</dc:date>
    <meta:printed-by>Martin Hinz</meta:printed-by>
    <meta:print-date>2005-01-06T09:39:12</meta:print-date>
    <dc:language>de-DE</dc:language>
    <meta:editing-cycles>160</meta:editing-cycles>
    <meta:editing-duration>P1DT16H38M37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2.555cm" fo:margin-left="2.358cm" fo:margin-right="2.656cm" table:align="margins"/>
    </style:style>
    <style:style style:name="Tabelle1.A" style:family="table-column">
      <style:table-column-properties style:column-width="6.412cm" style:rel-column-width="3631*"/>
    </style:style>
    <style:style style:name="Tabelle1.B" style:family="table-column">
      <style:table-column-properties style:column-width="6.144cm" style:rel-column-width="347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Versicherungssumme</text:p>
            </table:table-cell>
            <table:table-cell table:style-name="Tabelle1.B1" office:value-type="string">
              <text:p text:style-name="Table_20_Heading">Selbstbehalt</text:p>
            </table:table-cell>
          </table:table-row>
        </table:table-header-rows>
        <table:table-row>
          <table:table-cell table:style-name="Tabelle1.A2" office:value-type="string">
            <text:p text:style-name="P1">1 Mio </text:p>
          </table:table-cell>
          <table:table-cell table:style-name="Tabelle1.B2" office:value-type="string">
            <text:p text:style-name="P1">0</text:p>
          </table:table-cell>
        </table:table-row>
        <table:table-row>
          <table:table-cell table:style-name="Tabelle1.A2" office:value-type="string">
            <text:p text:style-name="P1">1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300</text:p>
          </table:table-cell>
        </table:table-row>
        <table:table-row>
          <table:table-cell table:style-name="Tabelle1.A2" office:value-type="string">
            <text:p text:style-name="P1">5 Mio</text:p>
          </table:table-cell>
          <table:table-cell table:style-name="Tabelle1.B2" office:value-type="string">
            <text:p text:style-name="P1">300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2.555cm" fo:margin-left="2.358cm" fo:margin-right="2.656cm" table:align="margins"/>
    </style:style>
    <style:style style:name="Tabelle1.A" style:family="table-column">
      <style:table-column-properties style:column-width="6.412cm" style:rel-column-width="3631*"/>
    </style:style>
    <style:style style:name="Tabelle1.B" style:family="table-column">
      <style:table-column-properties style:column-width="6.144cm" style:rel-column-width="347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Versicherungssumme</text:p>
            </table:table-cell>
            <table:table-cell table:style-name="Tabelle1.B1" office:value-type="string">
              <text:p text:style-name="Table_20_Heading">Selbstbehalt</text:p>
            </table:table-cell>
          </table:table-row>
        </table:table-header-rows>
        <table:table-row>
          <table:table-cell table:style-name="Tabelle1.A2" office:value-type="string">
            <text:p text:style-name="P1">1 Mio </text:p>
          </table:table-cell>
          <table:table-cell table:style-name="Tabelle1.B2" office:value-type="string">
            <text:p text:style-name="P1">0</text:p>
          </table:table-cell>
        </table:table-row>
        <table:table-row>
          <table:table-cell table:style-name="Tabelle1.A2" office:value-type="string">
            <text:p text:style-name="P1">1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150</text:p>
          </table:table-cell>
        </table:table-row>
        <table:table-row>
          <table:table-cell table:style-name="Tabelle1.A2" office:value-type="string">
            <text:p text:style-name="P1">3 Mio</text:p>
          </table:table-cell>
          <table:table-cell table:style-name="Tabelle1.B2" office:value-type="string">
            <text:p text:style-name="P1">300</text:p>
          </table:table-cell>
        </table:table-row>
        <table:table-row>
          <table:table-cell table:style-name="Tabelle1.A2" office:value-type="string">
            <text:p text:style-name="P1">5 Mio</text:p>
          </table:table-cell>
          <table:table-cell table:style-name="Tabelle1.B2" office:value-type="string">
            <text:p text:style-name="P1">300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